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Minutes Running (x)</text:p>
          </table:table-cell>
          <table:table-cell office:value-type="string" calcext:value-type="string">
            <text:p>Weight (y)</text:p>
          </table:table-cell>
          <table:table-cell office:value-type="string" calcext:value-type="string">
            <text:p>X-x|</text:p>
          </table:table-cell>
          <table:table-cell office:value-type="string" calcext:value-type="string">
            <text:p>Y-y|</text:p>
          </table:table-cell>
          <table:table-cell office:value-type="string" calcext:value-type="string">
            <text:p>(x-x)2</text:p>
          </table:table-cell>
          <table:table-cell office:value-type="string" calcext:value-type="string">
            <text:p>(y-y)2</text:p>
          </table:table-cell>
          <table:table-cell office:value-type="string" calcext:value-type="string">
            <text:p>(x-x)(y-y)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[.B2]-[.$B$11]" office:value-type="float" office:value="26.875" calcext:value-type="float">
            <text:p>26.875</text:p>
          </table:table-cell>
          <table:table-cell table:formula="of:=[.C2]-[.$C$11]" office:value-type="float" office:value="1.75" calcext:value-type="float">
            <text:p>1.75</text:p>
          </table:table-cell>
          <table:table-cell table:formula="of:=[.D2]^2" office:value-type="float" office:value="722.265625" calcext:value-type="float">
            <text:p>722.265625</text:p>
          </table:table-cell>
          <table:table-cell table:formula="of:=[.E2]^2" office:value-type="float" office:value="3.0625" calcext:value-type="float">
            <text:p>3.0625</text:p>
          </table:table-cell>
          <table:table-cell table:formula="of:=[.D2]*[.E2]" office:value-type="float" office:value="47.03125" calcext:value-type="float">
            <text:p>47.0312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table:formula="of:=[.B3]-[.$B$11]" office:value-type="float" office:value="-13.125" calcext:value-type="float">
            <text:p>-13.125</text:p>
          </table:table-cell>
          <table:table-cell table:formula="of:=[.C3]-[.$C$11]" office:value-type="float" office:value="-0.25" calcext:value-type="float">
            <text:p>-0.25</text:p>
          </table:table-cell>
          <table:table-cell table:formula="of:=[.D3]^2" office:value-type="float" office:value="172.265625" calcext:value-type="float">
            <text:p>172.265625</text:p>
          </table:table-cell>
          <table:table-cell table:formula="of:=[.E3]^2" office:value-type="float" office:value="0.0625" calcext:value-type="float">
            <text:p>0.0625</text:p>
          </table:table-cell>
          <table:table-cell table:formula="of:=[.D3]*[.E3]" office:value-type="float" office:value="3.28125" calcext:value-type="float">
            <text:p>3.2812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table:formula="of:=[.B4]-[.$B$11]" office:value-type="float" office:value="-3.125" calcext:value-type="float">
            <text:p>-3.125</text:p>
          </table:table-cell>
          <table:table-cell table:formula="of:=[.C4]-[.$C$11]" office:value-type="float" office:value="0.75" calcext:value-type="float">
            <text:p>0.75</text:p>
          </table:table-cell>
          <table:table-cell table:formula="of:=[.D4]^2" office:value-type="float" office:value="9.765625" calcext:value-type="float">
            <text:p>9.765625</text:p>
          </table:table-cell>
          <table:table-cell table:formula="of:=[.E4]^2" office:value-type="float" office:value="0.5625" calcext:value-type="float">
            <text:p>0.5625</text:p>
          </table:table-cell>
          <table:table-cell table:formula="of:=[.D4]*[.E4]" office:value-type="float" office:value="-2.34375" calcext:value-type="float">
            <text:p>-2.3437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77" calcext:value-type="float">
            <text:p>177</text:p>
          </table:table-cell>
          <table:table-cell table:formula="of:=[.B5]-[.$B$11]" office:value-type="float" office:value="6.875" calcext:value-type="float">
            <text:p>6.875</text:p>
          </table:table-cell>
          <table:table-cell table:formula="of:=[.C5]-[.$C$11]" office:value-type="float" office:value="-1.25" calcext:value-type="float">
            <text:p>-1.25</text:p>
          </table:table-cell>
          <table:table-cell table:formula="of:=[.D5]^2" office:value-type="float" office:value="47.265625" calcext:value-type="float">
            <text:p>47.265625</text:p>
          </table:table-cell>
          <table:table-cell table:formula="of:=[.E5]^2" office:value-type="float" office:value="1.5625" calcext:value-type="float">
            <text:p>1.5625</text:p>
          </table:table-cell>
          <table:table-cell table:formula="of:=[.D5]*[.E5]" office:value-type="float" office:value="-8.59375" calcext:value-type="float">
            <text:p>-8.5937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table:formula="of:=[.B6]-[.$B$11]" office:value-type="float" office:value="-1.125" calcext:value-type="float">
            <text:p>-1.125</text:p>
          </table:table-cell>
          <table:table-cell table:formula="of:=[.C6]-[.$C$11]" office:value-type="float" office:value="1.75" calcext:value-type="float">
            <text:p>1.75</text:p>
          </table:table-cell>
          <table:table-cell table:formula="of:=[.D6]^2" office:value-type="float" office:value="1.265625" calcext:value-type="float">
            <text:p>1.265625</text:p>
          </table:table-cell>
          <table:table-cell table:formula="of:=[.E6]^2" office:value-type="float" office:value="3.0625" calcext:value-type="float">
            <text:p>3.0625</text:p>
          </table:table-cell>
          <table:table-cell table:formula="of:=[.D6]*[.E6]" office:value-type="float" office:value="-1.96875" calcext:value-type="float">
            <text:p>-1.9687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 table:formula="of:=[.B7]-[.$B$11]" office:value-type="float" office:value="-8.125" calcext:value-type="float">
            <text:p>-8.125</text:p>
          </table:table-cell>
          <table:table-cell table:formula="of:=[.C7]-[.$C$11]" office:value-type="float" office:value="0.75" calcext:value-type="float">
            <text:p>0.75</text:p>
          </table:table-cell>
          <table:table-cell table:formula="of:=[.D7]^2" office:value-type="float" office:value="66.015625" calcext:value-type="float">
            <text:p>66.015625</text:p>
          </table:table-cell>
          <table:table-cell table:formula="of:=[.E7]^2" office:value-type="float" office:value="0.5625" calcext:value-type="float">
            <text:p>0.5625</text:p>
          </table:table-cell>
          <table:table-cell table:formula="of:=[.D7]*[.E7]" office:value-type="float" office:value="-6.09375" calcext:value-type="float">
            <text:p>-6.0937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77" calcext:value-type="float">
            <text:p>177</text:p>
          </table:table-cell>
          <table:table-cell table:formula="of:=[.B8]-[.$B$11]" office:value-type="float" office:value="-5.125" calcext:value-type="float">
            <text:p>-5.125</text:p>
          </table:table-cell>
          <table:table-cell table:formula="of:=[.C8]-[.$C$11]" office:value-type="float" office:value="-1.25" calcext:value-type="float">
            <text:p>-1.25</text:p>
          </table:table-cell>
          <table:table-cell table:formula="of:=[.D8]^2" office:value-type="float" office:value="26.265625" calcext:value-type="float">
            <text:p>26.265625</text:p>
          </table:table-cell>
          <table:table-cell table:formula="of:=[.E8]^2" office:value-type="float" office:value="1.5625" calcext:value-type="float">
            <text:p>1.5625</text:p>
          </table:table-cell>
          <table:table-cell table:formula="of:=[.D8]*[.E8]" office:value-type="float" office:value="6.40625" calcext:value-type="float">
            <text:p>6.4062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76" calcext:value-type="float">
            <text:p>176</text:p>
          </table:table-cell>
          <table:table-cell table:formula="of:=[.B9]-[.$B$11]" office:value-type="float" office:value="-3.125" calcext:value-type="float">
            <text:p>-3.125</text:p>
          </table:table-cell>
          <table:table-cell table:formula="of:=[.C9]-[.$C$11]" office:value-type="float" office:value="-2.25" calcext:value-type="float">
            <text:p>-2.25</text:p>
          </table:table-cell>
          <table:table-cell table:formula="of:=[.D9]^2" office:value-type="float" office:value="9.765625" calcext:value-type="float">
            <text:p>9.765625</text:p>
          </table:table-cell>
          <table:table-cell table:formula="of:=[.E9]^2" office:value-type="float" office:value="5.0625" calcext:value-type="float">
            <text:p>5.0625</text:p>
          </table:table-cell>
          <table:table-cell table:formula="of:=[.D9]*[.E9]" office:value-type="float" office:value="7.03125" calcext:value-type="float">
            <text:p>7.0312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9])" office:value-type="float" office:value="505" calcext:value-type="float">
            <text:p>505</text:p>
          </table:table-cell>
          <table:table-cell table:formula="of:=SUM([.C2:.C9])" office:value-type="float" office:value="1426" calcext:value-type="float">
            <text:p>1426</text:p>
          </table:table-cell>
          <table:table-cell table:number-columns-repeated="2"/>
          <table:table-cell table:formula="of:=SUM([.F2:.F9])" office:value-type="float" office:value="1054.875" calcext:value-type="float">
            <text:p>1054.875</text:p>
          </table:table-cell>
          <table:table-cell table:formula="of:=SUM([.G2:.G9])" office:value-type="float" office:value="15.5" calcext:value-type="float">
            <text:p>15.5</text:p>
          </table:table-cell>
          <table:table-cell table:formula="of:=SUM([.H2:.H9])" office:value-type="float" office:value="44.75" calcext:value-type="float">
            <text:p>44.7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9])" office:value-type="float" office:value="63.125" calcext:value-type="float">
            <text:p>63.125</text:p>
          </table:table-cell>
          <table:table-cell table:formula="of:=AVERAGE([.C2:.C9])" office:value-type="float" office:value="178.25" calcext:value-type="float">
            <text:p>178.2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:</text:p>
          </table:table-cell>
          <table:table-cell table:formula="of:=[.H10]/SQRT([.G10]*[.F10])" office:value-type="float" office:value="0.349966674417921" calcext:value-type="float">
            <text:p>0.3499666744179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x:</text:p>
          </table:table-cell>
          <table:table-cell table:formula="of:=SQRT([.F10]/([.B13]-1))" office:value-type="float" office:value="12.2758473667372" calcext:value-type="float">
            <text:p>12.2758473667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:</text:p>
          </table:table-cell>
          <table:table-cell table:formula="of:=SQRT([.G10]/([.B13]-1))" office:value-type="float" office:value="1.48804761828569" calcext:value-type="float">
            <text:p>1.48804761828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:</text:p>
          </table:table-cell>
          <table:table-cell table:formula="of:=[.B14]*([.B16]/[.B15])" office:value-type="float" office:value="0.0424220879251096" calcext:value-type="float">
            <text:p>0.042422087925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:</text:p>
          </table:table-cell>
          <table:table-cell table:formula="of:=[.C11]-[.B17]*[.B11]" office:value-type="float" office:value="175.572105699727" calcext:value-type="float">
            <text:p>175.57210569972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8:17:29.768000000</meta:creation-date>
    <dc:date>2020-06-15T19:39:17.334000000</dc:date>
    <meta:editing-duration>PT33M35S</meta:editing-duration>
    <meta:editing-cycles>2</meta:editing-cycles>
    <meta:generator>LibreOffice/5.3.3.2$Windows_X86_64 LibreOffice_project/3d9a8b4b4e538a85e0782bd6c2d430bafe583448</meta:generator>
    <meta:document-statistic meta:table-count="1" meta:cell-count="84" meta:object-count="0"/>
  </office:meta>
</office:document-meta>
</file>